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3" style:family="paragraph" style:parent-style-name="Footer">
      <style:text-properties style:rfc-language-tag="es-ES-u-co-trad" fo:language="es" fo:country="ES"/>
    </style:style>
    <style:style style:name="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Header">
      <style:paragraph-properties>
        <style:tab-stops/>
      </style:paragraph-properties>
      <style:text-properties fo:font-size="11pt" fo:font-weight="bold" officeooo:paragraph-rsid="0007e160" style:font-size-asian="11pt" style:font-weight-asian="bold" style:font-weight-complex="bold"/>
    </style:style>
    <style:style style:name="P7" style:family="paragraph" style:parent-style-name="Header">
      <style:paragraph-properties>
        <style:tab-stops/>
      </style:paragraph-properties>
      <style:text-properties fo:font-size="11pt" fo:font-weight="bold" officeooo:paragraph-rsid="00082ce8" style:font-size-asian="11pt" style:font-weight-asian="bold" style:font-weight-complex="bold"/>
    </style:style>
    <style:style style:name="P8" style:family="paragraph" style:parent-style-name="Header">
      <style:paragraph-properties>
        <style:tab-stops/>
      </style:paragraph-properties>
      <style:text-properties fo:font-size="11pt" fo:font-weight="bold" officeooo:paragraph-rsid="000b647c" style:font-size-asian="11pt" style:font-weight-asian="bold" style:font-weight-complex="bold"/>
    </style:style>
    <style:style style:name="P9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e160" style:font-size-asian="11pt" style:font-name-complex="Arial"/>
    </style:style>
    <style:style style:name="P10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b647c" style:font-size-asian="11pt" style:font-name-complex="Arial"/>
    </style:style>
    <style:style style:name="P11" style:family="paragraph" style:parent-style-name="Standard">
      <style:text-properties style:font-name="Arial" officeooo:paragraph-rsid="000b647c" style:font-name-complex="Arial"/>
    </style:style>
    <style:style style:name="P12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7e160" style:font-size-asian="11pt" style:font-weight-asian="bold" style:font-weight-complex="bold"/>
    </style:style>
    <style:style style:name="P13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82ce8" style:font-size-asian="11pt" style:font-weight-asian="bold" style:font-weight-complex="bold"/>
    </style:style>
    <style:style style:name="P14" style:family="paragraph" style:parent-style-name="Heading_20_7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0" style:shadow="none"/>
      <style:text-properties fo:font-size="11pt" officeooo:paragraph-rsid="000b647c" style:font-size-asian="11pt"/>
    </style:style>
    <style:style style:name="P15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officeooo:paragraph-rsid="0007e160"/>
    </style:style>
    <style:style style:name="P16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officeooo:paragraph-rsid="00082ce8"/>
    </style:style>
    <style:style style:name="P17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e160" style:font-size-asian="11pt" style:font-name-complex="Arial"/>
    </style:style>
    <style:style style:name="P18" style:family="paragraph" style:parent-style-name="Standard" style:list-style-name="WW8Num9">
      <style:paragraph-properties fo:text-align="justify" style:justify-single-word="false"/>
      <style:text-properties style:font-name="Arial" officeooo:paragraph-rsid="000b647c" style:font-name-complex="Arial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style:font-name="Arial" fo:font-size="11pt" fo:language="ca" fo:country="ES" style:font-size-asian="11pt" style:font-name-complex="Arial"/>
    </style:style>
    <style:style style:name="T6" style:family="text">
      <style:text-properties style:font-name="Verdana"/>
    </style:style>
    <style:style style:name="T7" style:family="text">
      <style:text-properties style:font-name="Verdana" fo:font-size="11pt" fo:language="ca" fo:country="ES" style:font-size-asian="11pt" style:font-name-complex="Arial"/>
    </style:style>
    <style:style style:name="T8" style:family="text">
      <style:text-properties style:font-name="Verdana" fo:font-size="11pt" fo:language="ca" fo:country="ES" officeooo:rsid="00299565" style:font-size-asian="11pt" style:font-name-complex="Arial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7"><text:span text:style-name="T9">EXERCICIS D’EXCEPCIONS EN JAVA</text:span></text:h>
      <text:p text:style-name="P8"/>
      <text:p text:style-name="P11"/>
      <text:list xml:id="list1969510889" text:style-name="WW8Num9">
        <text:list-item>
          <text:p text:style-name="P18">Escriure una aplicació que a través de la funció llegirInt() retorni un enter llegir pel teclat. Cas que hi hagi algun error, llançarà una excepció específica de l’error i serà capturada al principal.</text:p>
        </text:list-item>
        <text:list-item>
          <text:p text:style-name="P18">Escriure la classe Rectangle, amb funcionalitat per calcular l’àrea i el perímetre. Escriure una classe principal que demani a l’usuari les dimensions de rectangles i en calculi l’àrea i el perímetre. La classe Rectangle llançarà excepcions específiques per als possibles errors. Les excepcions es capturaran al principal</text:p>
        </text:list-item>
        <text:list-item>
          <text:p text:style-name="P18">Escriure una classe Llista amb un array d’elements enters i amb punt d’interès. Entre les seves funcionalitats està ubicar el punt d’interès de forma directa en una posició determinada. Escriure també un mòdul principal per gestionar la llista. Cal definir i utilitzar excepcions per als errors que es poden produir.</text:p>
        </text:list-item>
        <text:list-item>
          <text:p text:style-name="P18">Escriure una aplicació que llegeix d’un arxiu de text i mostra el resultat. El nom de l’arxiu es demana a l’usuari. Cal capturar les excepcions que es poden produir, particularment la de fitxer no trobat.</text:p>
        </text:list-item>
      </text:list>
      <text:p text:style-name="P10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Puntas_20_de_20_flecha_20_1" draw:display-name="Puntas de flecha 1" svg:viewBox="0 0 300 300" svg:d="M150 0l150 300h-300z"/>
    <draw:marker draw:name="Puntas_20_de_20_flecha_20_2" draw:display-name="Puntas de flecha 2" svg:viewBox="0 0 300 300" svg:d="M150 0l150 300h-300z"/>
    <draw:marker draw:name="Puntas_20_de_20_flecha_20_3" draw:display-name="Puntas de flecha 3" svg:viewBox="0 0 300 300" svg:d="M150 0l150 300h-300z"/>
    <draw:marker draw:name="Puntas_20_de_20_flecha_20_4" draw:display-name="Puntas de flecha 4" svg:viewBox="0 0 300 300" svg:d="M150 0l150 300h-30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494cm" fo:margin-bottom="0.494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cm" fo:margin-bottom="0.423cm" style:contextual-spacing="false" fo:break-before="page" fo:padding-left="0.141cm" fo:padding-right="0.141cm" fo:padding-top="0.035cm" fo:padding-bottom="0.035cm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cm" fo:margin-bottom="0.212cm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2.858cm"/>
          <style:tab-stop style:position="3.133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63cm" fo:margin-right="0cm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" style:family="paragraph" style:default-outline-level="">
      <style:paragraph-properties fo:margin-top="0.092cm" fo:margin-bottom="0cm" style:contextual-spacing="false" fo:line-height="100%" fo:text-align="justify" style:justify-single-word="false" fo:orphans="0" fo:widows="0" style:writing-mode="lr-tb">
        <style:tab-stops>
          <style:tab-stop style:position="0.829cm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5cm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235cm"/>
        </style:list-level-properties>
      </text:list-level-style-number>
      <text:list-level-style-number text:level="2" text:style-name="WW8Num15z0" style:num-suffix="." style:num-format="i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 text:display-levels="2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2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0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0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12.506cm"/>
    </style:style>
    <style:style style:name="Tabla9.B" style:family="table-column">
      <style:table-column-properties style:column-width="2.74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rfc-language-tag="es-ES-u-co-trad" fo:language="es" fo:country="ES"/>
    </style:style>
    <style:style style:name="M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318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191cm" fo:margin-left="0cm" fo:margin-right="0cm" fo:margin-top="1.0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4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5"><text:span text:style-name="MT3"><text:page-number text:select-page="current">1</text:page-number></text:span><text:span text:style-name="MT4">/</text:span><text:span text:style-name="MT4"><text:page-count>1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ntroducció</dc:title>
    <dc:subject/>
    <meta:keyword/>
    <dc:description/>
    <meta:initial-creator>user</meta:initial-creator>
    <meta:creation-date>2007-09-20T23:52:00</meta:creation-date>
    <dc:date>2022-08-29T17:52:31.325000000</dc:date>
    <meta:print-date>2007-03-19T14:04:00</meta:print-date>
    <meta:editing-cycles>44</meta:editing-cycles>
    <meta:editing-duration>PT3H27M52S</meta:editing-duration>
    <meta:generator>LibreOffice/7.1.8.1$Windows_X86_64 LibreOffice_project/e1f30c802c3269a1d052614453f260e49458c82c</meta:generator>
    <meta:document-statistic meta:table-count="1" meta:image-count="0" meta:object-count="0" meta:page-count="1" meta:paragraph-count="7" meta:word-count="180" meta:character-count="1138" meta:non-whitespace-character-count="968"/>
  </office:meta>
</office:document-meta>
</file>